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ariol" svg:font-family="Bariol" style:font-pitch="variable"/>
    <style:font-face style:name="Bariol1" svg:font-family="Bariol" style:font-adornments="Regular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4.5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2.54mm"/>
    </style:style>
    <style:style style:name="co4" style:family="table-column">
      <style:table-column-properties fo:break-before="auto" style:column-width="13.07mm"/>
    </style:style>
    <style:style style:name="co5" style:family="table-column">
      <style:table-column-properties fo:break-before="auto" style:column-width="72.34mm"/>
    </style:style>
    <style:style style:name="co6" style:family="table-column">
      <style:table-column-properties fo:break-before="auto" style:column-width="24.36mm"/>
    </style:style>
    <style:style style:name="co7" style:family="table-column">
      <style:table-column-properties fo:break-before="auto" style:column-width="14.32mm"/>
    </style:style>
    <style:style style:name="co8" style:family="table-column">
      <style:table-column-properties fo:break-before="auto" style:column-width="139.77mm"/>
    </style:style>
    <style:style style:name="co9" style:family="table-column">
      <style:table-column-properties fo:break-before="auto" style:column-width="15.5mm"/>
    </style:style>
    <style:style style:name="co10" style:family="table-column">
      <style:table-column-properties fo:break-before="auto" style:column-width="13.97mm"/>
    </style:style>
    <style:style style:name="co11" style:family="table-column">
      <style:table-column-properties fo:break-before="auto" style:column-width="61.3mm"/>
    </style:style>
    <style:style style:name="co12" style:family="table-column">
      <style:table-column-properties fo:break-before="auto" style:column-width="30.29mm"/>
    </style:style>
    <style:style style:name="co13" style:family="table-column">
      <style:table-column-properties fo:break-before="auto" style:column-width="28.49mm"/>
    </style:style>
    <style:style style:name="ro1" style:family="table-row">
      <style:table-row-properties style:row-height="5.34mm" fo:break-before="auto" style:use-optimal-row-height="true"/>
    </style:style>
    <style:style style:name="ro2" style:family="table-row">
      <style:table-row-properties style:row-height="11.45mm" fo:break-before="auto" style:use-optimal-row-height="true"/>
    </style:style>
    <style:style style:name="ro3" style:family="table-row">
      <style:table-row-properties style:row-height="14.53mm" fo:break-before="auto" style:use-optimal-row-height="true"/>
    </style:style>
    <style:style style:name="ro4" style:family="table-row">
      <style:table-row-properties style:row-height="11.62mm" fo:break-before="auto" style:use-optimal-row-height="true"/>
    </style:style>
    <style:style style:name="ro5" style:family="table-row">
      <style:table-row-properties style:row-height="8.41mm" fo:break-before="auto" style:use-optimal-row-height="true"/>
    </style:style>
    <style:style style:name="ro6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date-style style:name="N50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style:style style:name="ce17" style:family="table-cell" style:parent-style-name="Default">
      <style:text-properties style:font-name="Bariol"/>
    </style:style>
    <style:style style:name="ce18" style:family="table-cell" style:parent-style-name="PEC_20_Heading" style:data-style-name="N33"/>
    <style:style style:name="ce19" style:family="table-cell" style:parent-style-name="Heading" style:data-style-name="N3"/>
    <style:style style:name="ce20" style:family="table-cell" style:parent-style-name="PEC_20_Heading" style:data-style-name="N3"/>
    <style:style style:name="ce21" style:family="table-cell" style:parent-style-name="Date" style:data-style-name="N3"/>
    <style:style style:name="ce22" style:family="table-cell" style:parent-style-name="PEC_20_Heading" style:data-style-name="N104"/>
    <style:style style:name="ce23" style:family="table-cell" style:parent-style-name="PEC_20_Heading">
      <style:table-cell-properties style:vertical-align="automatic"/>
    </style:style>
    <style:style style:name="ce8" style:family="table-cell" style:parent-style-name="Default">
      <style:text-properties style:font-name="Bariol" fo:language="none" fo:country="none" style:font-name-asian="Tahoma" style:font-size-asian="9pt" style:language-asian="en" style:country-asian="US" style:font-name-complex="Bariol" style:font-size-complex="9pt" style:language-complex="none" style:country-complex="none"/>
    </style:style>
    <style:style style:name="ce11" style:family="table-cell" style:parent-style-name="Default">
      <style:text-properties style:text-outline="false" style:text-line-through-style="none" style:text-line-through-type="none" style:font-name="Bariol" fo:font-size="9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50"/>
    <style:style style:name="T1" style:family="text">
      <style:text-properties style:font-name="Bariol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Arial Unicode MS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lanning" table:style-name="ta1">
        <office:forms form:automatic-focus="false" form:apply-design-mode="false"/>
        <table:table-column table:style-name="co1" table:default-cell-style-name="ce17"/>
        <table:table-column table:style-name="co2" table:default-cell-style-name="ce17"/>
        <table:table-column table:style-name="co2" table:number-columns-repeated="2" table:default-cell-style-name="Date"/>
        <table:table-column table:style-name="co3" table:default-cell-style-name="ce21"/>
        <table:table-column table:style-name="co4" table:default-cell-style-name="ce17"/>
        <table:table-column table:style-name="co5" table:default-cell-style-name="ce17"/>
        <table:table-column table:style-name="co6" table:visibility="collapse" table:default-cell-style-name="ce17"/>
        <table:table-column table:style-name="co2" table:visibility="collapse" table:default-cell-style-name="ce17"/>
        <table:table-column table:style-name="co2" table:number-columns-repeated="1012" table:default-cell-style-name="ce17"/>
        <table:table-row table:style-name="ro1">
          <table:table-cell table:style-name="Heading" office:value-type="string" calcext:value-type="string">
            <text:p>Tarea</text:p>
          </table:table-cell>
          <table:table-cell table:style-name="Heading" office:value-type="string" calcext:value-type="string">
            <text:p>Fase</text:p>
          </table:table-cell>
          <table:table-cell table:style-name="Heading" office:value-type="string" calcext:value-type="string">
            <text:p>Fecha inicio</text:p>
          </table:table-cell>
          <table:table-cell table:style-name="Heading" office:value-type="string" calcext:value-type="string">
            <text:p>Fecha fin</text:p>
          </table:table-cell>
          <table:table-cell table:style-name="ce19" office:value-type="string" calcext:value-type="string">
            <text:p>Dias</text:p>
          </table:table-cell>
          <table:table-cell table:style-name="Heading" office:value-type="string" calcext:value-type="string">
            <text:p>Horas</text:p>
          </table:table-cell>
          <table:table-cell table:style-name="Heading" office:value-type="string" calcext:value-type="string">
            <text:p>Descripción</text:p>
          </table:table-cell>
          <table:table-cell table:style-name="Heading" office:value-type="string" calcext:value-type="string">
            <text:p>Dependencias</text:p>
          </table:table-cell>
          <table:table-cell table:style-name="Heading" office:value-type="string" calcext:value-type="string">
            <text:p>Dedicación</text:p>
          </table:table-cell>
          <table:table-cell table:style-name="Heading" table:number-columns-repeated="1012"/>
        </table:table-row>
        <table:table-row table:style-name="ro1">
          <table:table-cell table:style-name="PEC_20_Heading" office:value-type="string" calcext:value-type="string">
            <text:p>PEC1</text:p>
          </table:table-cell>
          <table:table-cell table:style-name="PEC_20_Heading"/>
          <table:table-cell table:style-name="ce18" office:value-type="date" office:date-value="2020-02-20" calcext:value-type="date">
            <text:p>20/feb</text:p>
          </table:table-cell>
          <table:table-cell table:style-name="ce18" office:value-type="date" office:date-value="2020-03-06" calcext:value-type="date">
            <text:p>06/mar</text:p>
          </table:table-cell>
          <table:table-cell table:style-name="ce20"/>
          <table:table-cell table:style-name="ce22" table:formula="of:=SUM([.F3:.F7])" office:value-type="time" office:time-value="PT39H00M00S" calcext:value-type="time">
            <text:p>39h</text:p>
          </table:table-cell>
          <table:table-cell table:style-name="PEC_20_Heading" office:value-type="string" calcext:value-type="string">
            <text:p>Plan de trabajo</text:p>
          </table:table-cell>
          <table:table-cell table:style-name="PEC_20_Heading"/>
          <table:table-cell table:style-name="PEC_20_Heading" office:value-type="string" calcext:value-type="string">
            <text:p>45h (15%)</text:p>
          </table:table-cell>
          <table:table-cell table:style-name="PEC_20_Heading" table:number-columns-repeated="1012"/>
        </table:table-row>
        <table:table-row table:style-name="ro1">
          <table:table-cell office:value-type="string" calcext:value-type="string">
            <text:p>PT1</text:p>
          </table:table-cell>
          <table:table-cell office:value-type="string" calcext:value-type="string">
            <text:p>Plan de trabajo</text:p>
          </table:table-cell>
          <table:table-cell office:value-type="date" office:date-value="2020-02-20" calcext:value-type="date">
            <text:p>20/feb</text:p>
          </table:table-cell>
          <table:table-cell table:formula="of:=[.C3]+([.E3]-1)" office:value-type="date" office:date-value="2020-02-24" calcext:value-type="date">
            <text:p>24/feb</text:p>
          </table:table-cell>
          <table:table-cell office:value-type="float" office:value="5" calcext:value-type="float">
            <text:p>5</text:p>
          </table:table-cell>
          <table:table-cell table:style-name="Hours" office:value-type="time" office:time-value="PT15H00M00S" calcext:value-type="time">
            <text:p>15h</text:p>
          </table:table-cell>
          <table:table-cell office:value-type="string" calcext:value-type="string">
            <text:p>Elección del proyecto y objetivo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T2</text:p>
          </table:table-cell>
          <table:table-cell office:value-type="string" calcext:value-type="string">
            <text:p>Plan de trabajo</text:p>
          </table:table-cell>
          <table:table-cell office:value-type="date" office:date-value="2020-02-25" calcext:value-type="date">
            <text:p>25/feb</text:p>
          </table:table-cell>
          <table:table-cell table:formula="of:=[.C4]+([.E4]-1)" office:value-type="date" office:date-value="2020-02-25" calcext:value-type="date">
            <text:p>25/feb</text:p>
          </table:table-cell>
          <table:table-cell office:value-type="float" office:value="1" calcext:value-type="float">
            <text:p>1</text:p>
          </table:table-cell>
          <table:table-cell table:style-name="Hours" office:value-type="time" office:time-value="PT03H00M00S" calcext:value-type="time">
            <text:p>3h</text:p>
          </table:table-cell>
          <table:table-cell office:value-type="string" calcext:value-type="string">
            <text:p>Preparación de plantilla de document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T3</text:p>
          </table:table-cell>
          <table:table-cell office:value-type="string" calcext:value-type="string">
            <text:p>Plan de trabajo</text:p>
          </table:table-cell>
          <table:table-cell office:value-type="date" office:date-value="2020-02-25" calcext:value-type="date">
            <text:p>25/feb</text:p>
          </table:table-cell>
          <table:table-cell table:formula="of:=[.C5]+([.E5]-1)" office:value-type="date" office:date-value="2020-02-26" calcext:value-type="date">
            <text:p>26/feb</text:p>
          </table:table-cell>
          <table:table-cell office:value-type="float" office:value="2" calcext:value-type="float">
            <text:p>2</text:p>
          </table:table-cell>
          <table:table-cell table:style-name="Hours" office:value-type="time" office:time-value="PT07H00M00S" calcext:value-type="time">
            <text:p>7h</text:p>
          </table:table-cell>
          <table:table-cell office:value-type="string" calcext:value-type="string">
            <text:p>Redacción de documento y elección de tecnologías</text:p>
          </table:table-cell>
          <table:table-cell office:value-type="string" calcext:value-type="string">
            <text:p>PT1, PT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T4</text:p>
          </table:table-cell>
          <table:table-cell office:value-type="string" calcext:value-type="string">
            <text:p>Plan de trabajo</text:p>
          </table:table-cell>
          <table:table-cell office:value-type="date" office:date-value="2020-02-28" calcext:value-type="date">
            <text:p>28/feb</text:p>
          </table:table-cell>
          <table:table-cell table:formula="of:=[.C6]+([.E6]-1)" office:value-type="date" office:date-value="2020-02-29" calcext:value-type="date">
            <text:p>29/feb</text:p>
          </table:table-cell>
          <table:table-cell office:value-type="float" office:value="2" calcext:value-type="float">
            <text:p>2</text:p>
          </table:table-cell>
          <table:table-cell table:style-name="Hours" office:value-type="time" office:time-value="PT06H00M00S" calcext:value-type="time">
            <text:p>6h</text:p>
          </table:table-cell>
          <table:table-cell office:value-type="string" calcext:value-type="string">
            <text:p>Captura inicial de requisitos (historias de usuario)</text:p>
          </table:table-cell>
          <table:table-cell office:value-type="string" calcext:value-type="string">
            <text:p>PT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T5</text:p>
          </table:table-cell>
          <table:table-cell office:value-type="string" calcext:value-type="string">
            <text:p>Plan de trabajo</text:p>
          </table:table-cell>
          <table:table-cell office:value-type="date" office:date-value="2020-03-01" calcext:value-type="date">
            <text:p>01/mar</text:p>
          </table:table-cell>
          <table:table-cell table:formula="of:=[.C7]+([.E7]-1)" office:value-type="date" office:date-value="2020-03-02" calcext:value-type="date">
            <text:p>02/mar</text:p>
          </table:table-cell>
          <table:table-cell office:value-type="float" office:value="2" calcext:value-type="float">
            <text:p>2</text:p>
          </table:table-cell>
          <table:table-cell table:style-name="Hours" office:value-type="time" office:time-value="PT08H00M00S" calcext:value-type="time">
            <text:p>8h</text:p>
          </table:table-cell>
          <table:table-cell office:value-type="string" calcext:value-type="string">
            <text:p>Planificación y riesgos</text:p>
          </table:table-cell>
          <table:table-cell office:value-type="string" calcext:value-type="string">
            <text:p>PT4</text:p>
          </table:table-cell>
          <table:table-cell table:number-columns-repeated="1013"/>
        </table:table-row>
        <table:table-row table:style-name="ro1">
          <table:table-cell table:style-name="PEC_20_Heading" office:value-type="string" calcext:value-type="string">
            <text:p>PEC2</text:p>
          </table:table-cell>
          <table:table-cell table:style-name="PEC_20_Heading"/>
          <table:table-cell table:style-name="ce18" office:value-type="date" office:date-value="2020-03-09" calcext:value-type="date">
            <text:p>09/mar</text:p>
          </table:table-cell>
          <table:table-cell table:style-name="ce18" office:value-type="date" office:date-value="2020-04-10" calcext:value-type="date">
            <text:p>10/abr</text:p>
          </table:table-cell>
          <table:table-cell table:style-name="ce20"/>
          <table:table-cell table:style-name="ce22" table:formula="of:=SUM([.F9:.F16])" office:value-type="time" office:time-value="PT96H00M00S" calcext:value-type="time">
            <text:p>96h</text:p>
          </table:table-cell>
          <table:table-cell table:style-name="PEC_20_Heading" office:value-type="string" calcext:value-type="string">
            <text:p>Primer hito</text:p>
          </table:table-cell>
          <table:table-cell table:style-name="PEC_20_Heading"/>
          <table:table-cell table:style-name="PEC_20_Heading" office:value-type="string" calcext:value-type="string">
            <text:p>100h (33%)</text:p>
          </table:table-cell>
          <table:table-cell table:style-name="PEC_20_Heading" table:number-columns-repeated="1012"/>
        </table:table-row>
        <table:table-row table:style-name="ro1">
          <table:table-cell office:value-type="string" calcext:value-type="string">
            <text:p>ANA1</text:p>
          </table:table-cell>
          <table:table-cell office:value-type="string" calcext:value-type="string">
            <text:p>Análisis</text:p>
          </table:table-cell>
          <table:table-cell table:formula="of:=[.C8]" office:value-type="date" office:date-value="2020-03-09" calcext:value-type="date">
            <text:p>09/mar</text:p>
          </table:table-cell>
          <table:table-cell table:formula="of:=[.C9]+([.E9]-1)" office:value-type="date" office:date-value="2020-03-09" calcext:value-type="date">
            <text:p>09/mar</text:p>
          </table:table-cell>
          <table:table-cell office:value-type="float" office:value="1" calcext:value-type="float">
            <text:p>1</text:p>
          </table:table-cell>
          <table:table-cell table:style-name="Hours" office:value-type="time" office:time-value="PT01H00M00S" calcext:value-type="time">
            <text:p>1h</text:p>
          </table:table-cell>
          <table:table-cell office:value-type="string" calcext:value-type="string">
            <text:p>Describir stakeholders identificado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NA2</text:p>
          </table:table-cell>
          <table:table-cell office:value-type="string" calcext:value-type="string">
            <text:p>Análisis</text:p>
          </table:table-cell>
          <table:table-cell table:formula="of:=[.C9]" office:value-type="date" office:date-value="2020-03-09" calcext:value-type="date">
            <text:p>09/mar</text:p>
          </table:table-cell>
          <table:table-cell table:formula="of:=[.C10]+([.E10]-1)" office:value-type="date" office:date-value="2020-03-10" calcext:value-type="date">
            <text:p>10/mar</text:p>
          </table:table-cell>
          <table:table-cell office:value-type="float" office:value="2" calcext:value-type="float">
            <text:p>2</text:p>
          </table:table-cell>
          <table:table-cell table:style-name="Hours" office:value-type="time" office:time-value="PT07H00M00S" calcext:value-type="time">
            <text:p>7h</text:p>
          </table:table-cell>
          <table:table-cell office:value-type="string" calcext:value-type="string">
            <text:p>Casos de uso UML a partir de historia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NA3</text:p>
          </table:table-cell>
          <table:table-cell office:value-type="string" calcext:value-type="string">
            <text:p>Análisis</text:p>
          </table:table-cell>
          <table:table-cell office:value-type="date" office:date-value="2020-03-15" calcext:value-type="date">
            <text:p>15/mar</text:p>
          </table:table-cell>
          <table:table-cell table:formula="of:=[.C11]+([.E11]-1)" office:value-type="date" office:date-value="2020-03-16" calcext:value-type="date">
            <text:p>16/mar</text:p>
          </table:table-cell>
          <table:table-cell office:value-type="float" office:value="2" calcext:value-type="float">
            <text:p>2</text:p>
          </table:table-cell>
          <table:table-cell table:style-name="Hours" office:value-type="time" office:time-value="PT08H00M00S" calcext:value-type="time">
            <text:p>8h</text:p>
          </table:table-cell>
          <table:table-cell office:value-type="string" calcext:value-type="string">
            <text:p>Diagrama de casos de uso UM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NA4</text:p>
          </table:table-cell>
          <table:table-cell office:value-type="string" calcext:value-type="string">
            <text:p>Análisis</text:p>
          </table:table-cell>
          <table:table-cell table:formula="of:=[.D11]+1" office:value-type="date" office:date-value="2020-03-17" calcext:value-type="date">
            <text:p>17/mar</text:p>
          </table:table-cell>
          <table:table-cell table:formula="of:=[.C12]+([.E12]-1)" office:value-type="date" office:date-value="2020-03-18" calcext:value-type="date">
            <text:p>18/mar</text:p>
          </table:table-cell>
          <table:table-cell office:value-type="float" office:value="2" calcext:value-type="float">
            <text:p>2</text:p>
          </table:table-cell>
          <table:table-cell table:style-name="Hours" office:value-type="time" office:time-value="PT06H00M00S" calcext:value-type="time">
            <text:p>6h</text:p>
          </table:table-cell>
          <table:table-cell office:value-type="string" calcext:value-type="string">
            <text:p>Modelo de domini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IS1</text:p>
          </table:table-cell>
          <table:table-cell office:value-type="string" calcext:value-type="string">
            <text:p>Diseño</text:p>
          </table:table-cell>
          <table:table-cell table:formula="of:=[.D12]+1" office:value-type="date" office:date-value="2020-03-19" calcext:value-type="date">
            <text:p>19/mar</text:p>
          </table:table-cell>
          <table:table-cell table:formula="of:=[.C13]+([.E13]-1)" office:value-type="date" office:date-value="2020-03-24" calcext:value-type="date">
            <text:p>24/mar</text:p>
          </table:table-cell>
          <table:table-cell office:value-type="float" office:value="6" calcext:value-type="float">
            <text:p>6</text:p>
          </table:table-cell>
          <table:table-cell table:style-name="Hours" office:value-type="time" office:time-value="PT24H00M00S" calcext:value-type="time">
            <text:p>24h</text:p>
          </table:table-cell>
          <table:table-cell office:value-type="string" calcext:value-type="string">
            <text:p>Diseño de la arquitectura de la aplicació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IS2</text:p>
          </table:table-cell>
          <table:table-cell office:value-type="string" calcext:value-type="string">
            <text:p>Diseño</text:p>
          </table:table-cell>
          <table:table-cell office:value-type="date" office:date-value="2020-03-28" calcext:value-type="date">
            <text:p>28/mar</text:p>
          </table:table-cell>
          <table:table-cell table:formula="of:=[.C14]+([.E14]-1)" office:value-type="date" office:date-value="2020-03-30" calcext:value-type="date">
            <text:p>30/mar</text:p>
          </table:table-cell>
          <table:table-cell office:value-type="float" office:value="3" calcext:value-type="float">
            <text:p>3</text:p>
          </table:table-cell>
          <table:table-cell table:style-name="Hours" office:value-type="time" office:time-value="PT12H00M00S" calcext:value-type="time">
            <text:p>12h</text:p>
          </table:table-cell>
          <table:table-cell office:value-type="string" calcext:value-type="string">
            <text:p>Wireframes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IS3</text:p>
          </table:table-cell>
          <table:table-cell office:value-type="string" calcext:value-type="string">
            <text:p>Diseño</text:p>
          </table:table-cell>
          <table:table-cell table:formula="of:=[.D14]+1" office:value-type="date" office:date-value="2020-03-31" calcext:value-type="date">
            <text:p>31/mar</text:p>
          </table:table-cell>
          <table:table-cell table:formula="of:=[.C15]+([.E15]-1)" office:value-type="date" office:date-value="2020-04-01" calcext:value-type="date">
            <text:p>01/abr</text:p>
          </table:table-cell>
          <table:table-cell office:value-type="float" office:value="2" calcext:value-type="float">
            <text:p>2</text:p>
          </table:table-cell>
          <table:table-cell table:style-name="Hours" office:value-type="time" office:time-value="PT08H00M00S" calcext:value-type="time">
            <text:p>8h</text:p>
          </table:table-cell>
          <table:table-cell office:value-type="string" calcext:value-type="string">
            <text:p>Selección final de tecnologías en base al análisis y tras estudiar alternativas: BBDD, ORM o ODM, bundler, servidor de aplicaciones…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DEV1</text:p>
          </table:table-cell>
          <table:table-cell office:value-type="string" calcext:value-type="string">
            <text:p>Desarrollo</text:p>
          </table:table-cell>
          <table:table-cell table:formula="of:=[.D15]+1" office:value-type="date" office:date-value="2020-04-02" calcext:value-type="date">
            <text:p>02/abr</text:p>
          </table:table-cell>
          <table:table-cell table:formula="of:=[.C16]+([.E16]-1)" office:value-type="date" office:date-value="2020-04-07" calcext:value-type="date">
            <text:p>07/abr</text:p>
          </table:table-cell>
          <table:table-cell office:value-type="float" office:value="6" calcext:value-type="float">
            <text:p>6</text:p>
          </table:table-cell>
          <table:table-cell table:style-name="Hours" office:value-type="time" office:time-value="PT30H00M00S" calcext:value-type="time">
            <text:p>30h</text:p>
          </table:table-cell>
          <table:table-cell office:value-type="string" calcext:value-type="string">
            <text:p><text:span text:style-name="T1">Documentarse y preparar entorno de desarrollo: linters (estilo de código, accesibilidad...), test runner, test automatico lighthouse, transpilacion de es2019 y &gt;css3, bundler, servidor de desarrollo con hot reloading</text:span>…</text:p>
          </table:table-cell>
          <table:table-cell table:number-columns-repeated="1014"/>
        </table:table-row>
        <table:table-row table:style-name="ro1">
          <table:table-cell table:style-name="PEC_20_Heading" office:value-type="string" calcext:value-type="string">
            <text:p>PEC3</text:p>
          </table:table-cell>
          <table:table-cell table:style-name="PEC_20_Heading"/>
          <table:table-cell table:style-name="ce18" office:value-type="date" office:date-value="2020-04-13" calcext:value-type="date">
            <text:p>13/abr</text:p>
          </table:table-cell>
          <table:table-cell table:style-name="ce18" office:value-type="date" office:date-value="2020-05-29" calcext:value-type="date">
            <text:p>29/may</text:p>
          </table:table-cell>
          <table:table-cell table:style-name="ce20"/>
          <table:table-cell table:style-name="ce22" table:formula="of:=SUM([.F18:.F26])" office:value-type="time" office:time-value="PT153H00M00S" calcext:value-type="time">
            <text:p>153h</text:p>
          </table:table-cell>
          <table:table-cell table:style-name="PEC_20_Heading" office:value-type="string" calcext:value-type="string">
            <text:p>Segundo hito</text:p>
          </table:table-cell>
          <table:table-cell table:style-name="PEC_20_Heading"/>
          <table:table-cell table:style-name="PEC_20_Heading" office:value-type="string" calcext:value-type="string">
            <text:p>120h</text:p>
          </table:table-cell>
          <table:table-cell table:style-name="PEC_20_Heading" table:number-columns-repeated="1012"/>
        </table:table-row>
        <table:table-row table:style-name="ro1">
          <table:table-cell office:value-type="string" calcext:value-type="string">
            <text:p>DEV2</text:p>
          </table:table-cell>
          <table:table-cell office:value-type="string" calcext:value-type="string">
            <text:p>Desarrollo</text:p>
          </table:table-cell>
          <table:table-cell office:value-type="date" office:date-value="2020-04-13" calcext:value-type="date">
            <text:p>13/abr</text:p>
          </table:table-cell>
          <table:table-cell table:formula="of:=[.C18]+([.E18]-1)" office:value-type="date" office:date-value="2020-04-20" calcext:value-type="date">
            <text:p>20/abr</text:p>
          </table:table-cell>
          <table:table-cell office:value-type="float" office:value="8" calcext:value-type="float">
            <text:p>8</text:p>
          </table:table-cell>
          <table:table-cell table:style-name="Hours" office:value-type="time" office:time-value="PT32H00M00S" calcext:value-type="time">
            <text:p>32h</text:p>
          </table:table-cell>
          <table:table-cell office:value-type="string" calcext:value-type="string">
            <text:p>Documentarse y preparar docker para backend loca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V3</text:p>
          </table:table-cell>
          <table:table-cell office:value-type="string" calcext:value-type="string">
            <text:p>Desarrollo</text:p>
          </table:table-cell>
          <table:table-cell table:formula="of:=[.D18]+1" office:value-type="date" office:date-value="2020-04-21" calcext:value-type="date">
            <text:p>21/abr</text:p>
          </table:table-cell>
          <table:table-cell table:formula="of:=[.C19]+([.E19]-1)" office:value-type="date" office:date-value="2020-04-21" calcext:value-type="date">
            <text:p>21/abr</text:p>
          </table:table-cell>
          <table:table-cell office:value-type="float" office:value="1" calcext:value-type="float">
            <text:p>1</text:p>
          </table:table-cell>
          <table:table-cell table:style-name="Hours" office:value-type="time" office:time-value="PT03H00M00S" calcext:value-type="time">
            <text:p>3h</text:p>
          </table:table-cell>
          <table:table-cell office:value-type="string" calcext:value-type="string">
            <text:p>Preparar datos de ejemplo para la base de datos y mock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V4</text:p>
          </table:table-cell>
          <table:table-cell office:value-type="string" calcext:value-type="string">
            <text:p>Desarrollo</text:p>
          </table:table-cell>
          <table:table-cell table:formula="of:=[.D19]+1" office:value-type="date" office:date-value="2020-04-22" calcext:value-type="date">
            <text:p>22/abr</text:p>
          </table:table-cell>
          <table:table-cell table:formula="of:=[.C20]+([.E20]-1)" office:value-type="date" office:date-value="2020-04-26" calcext:value-type="date">
            <text:p>26/abr</text:p>
          </table:table-cell>
          <table:table-cell office:value-type="float" office:value="5" calcext:value-type="float">
            <text:p>5</text:p>
          </table:table-cell>
          <table:table-cell table:style-name="Hours" office:value-type="time" office:time-value="PT20H00M00S" calcext:value-type="time">
            <text:p>20h</text:p>
          </table:table-cell>
          <table:table-cell office:value-type="string" calcext:value-type="string">
            <text:p>API backen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V4</text:p>
          </table:table-cell>
          <table:table-cell office:value-type="string" calcext:value-type="string">
            <text:p>Desarrollo</text:p>
          </table:table-cell>
          <table:table-cell office:value-type="date" office:date-value="2020-04-29" calcext:value-type="date">
            <text:p>29/abr</text:p>
          </table:table-cell>
          <table:table-cell table:formula="of:=[.C21]+([.E21]-1)" office:value-type="date" office:date-value="2020-05-04" calcext:value-type="date">
            <text:p>04/may</text:p>
          </table:table-cell>
          <table:table-cell office:value-type="float" office:value="6" calcext:value-type="float">
            <text:p>6</text:p>
          </table:table-cell>
          <table:table-cell table:style-name="Hours" office:value-type="time" office:time-value="PT24H00M00S" calcext:value-type="time">
            <text:p>24h</text:p>
          </table:table-cell>
          <table:table-cell office:value-type="string" calcext:value-type="string">
            <text:p>Editor online (editor, consola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V5</text:p>
          </table:table-cell>
          <table:table-cell office:value-type="string" calcext:value-type="string">
            <text:p>Desarrollo</text:p>
          </table:table-cell>
          <table:table-cell table:formula="of:=[.D21]+1" office:value-type="date" office:date-value="2020-05-05" calcext:value-type="date">
            <text:p>05/may</text:p>
          </table:table-cell>
          <table:table-cell table:formula="of:=[.C22]+([.E22]-1)" office:value-type="date" office:date-value="2020-05-07" calcext:value-type="date">
            <text:p>07/may</text:p>
          </table:table-cell>
          <table:table-cell office:value-type="float" office:value="3" calcext:value-type="float">
            <text:p>3</text:p>
          </table:table-cell>
          <table:table-cell table:style-name="Hours" office:value-type="time" office:time-value="PT12H00M00S" calcext:value-type="time">
            <text:p>12h</text:p>
          </table:table-cell>
          <table:table-cell office:value-type="string" calcext:value-type="string">
            <text:p>Ejecutar código fuente de usuario y comprobar asercion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V6</text:p>
          </table:table-cell>
          <table:table-cell office:value-type="string" calcext:value-type="string">
            <text:p>Desarrollo</text:p>
          </table:table-cell>
          <table:table-cell table:formula="of:=[.D22]+1" office:value-type="date" office:date-value="2020-05-08" calcext:value-type="date">
            <text:p>08/may</text:p>
          </table:table-cell>
          <table:table-cell table:formula="of:=[.C23]+([.E23]-1)" office:value-type="date" office:date-value="2020-05-10" calcext:value-type="date">
            <text:p>10/may</text:p>
          </table:table-cell>
          <table:table-cell office:value-type="float" office:value="3" calcext:value-type="float">
            <text:p>3</text:p>
          </table:table-cell>
          <table:table-cell table:style-name="Hours" office:value-type="time" office:time-value="PT12H00M00S" calcext:value-type="time">
            <text:p>12h</text:p>
          </table:table-cell>
          <table:table-cell office:value-type="string" calcext:value-type="string">
            <text:p>Gestión de desafíos tipo te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V7</text:p>
          </table:table-cell>
          <table:table-cell office:value-type="string" calcext:value-type="string">
            <text:p>Desarrollo</text:p>
          </table:table-cell>
          <table:table-cell table:formula="of:=[.D23]+1" office:value-type="date" office:date-value="2020-05-11" calcext:value-type="date">
            <text:p>11/may</text:p>
          </table:table-cell>
          <table:table-cell table:formula="of:=[.C24]+([.E24]-1)" office:value-type="date" office:date-value="2020-05-13" calcext:value-type="date">
            <text:p>13/may</text:p>
          </table:table-cell>
          <table:table-cell office:value-type="float" office:value="3" calcext:value-type="float">
            <text:p>3</text:p>
          </table:table-cell>
          <table:table-cell table:style-name="Hours" office:value-type="time" office:time-value="PT12H00M00S" calcext:value-type="time">
            <text:p>12h</text:p>
          </table:table-cell>
          <table:table-cell office:value-type="string" calcext:value-type="string">
            <text:p>Gestión de módulo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V8</text:p>
          </table:table-cell>
          <table:table-cell office:value-type="string" calcext:value-type="string">
            <text:p>Desarrollo</text:p>
          </table:table-cell>
          <table:table-cell table:formula="of:=[.D24]+1" office:value-type="date" office:date-value="2020-05-14" calcext:value-type="date">
            <text:p>14/may</text:p>
          </table:table-cell>
          <table:table-cell table:formula="of:=[.C25]+([.E25]-1)" office:value-type="date" office:date-value="2020-05-20" calcext:value-type="date">
            <text:p>20/may</text:p>
          </table:table-cell>
          <table:table-cell office:value-type="float" office:value="7" calcext:value-type="float">
            <text:p>7</text:p>
          </table:table-cell>
          <table:table-cell table:style-name="Hours" office:value-type="time" office:time-value="PT30H00M00S" calcext:value-type="time">
            <text:p>30h</text:p>
          </table:table-cell>
          <table:table-cell office:value-type="string" calcext:value-type="string">
            <text:p>Parte públic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V9</text:p>
          </table:table-cell>
          <table:table-cell office:value-type="string" calcext:value-type="string">
            <text:p>Desarrollo</text:p>
          </table:table-cell>
          <table:table-cell table:formula="of:=[.D25]+1" office:value-type="date" office:date-value="2020-05-21" calcext:value-type="date">
            <text:p>21/may</text:p>
          </table:table-cell>
          <table:table-cell table:formula="of:=[.C26]+([.E26]-1)" office:value-type="date" office:date-value="2020-05-22" calcext:value-type="date">
            <text:p>22/may</text:p>
          </table:table-cell>
          <table:table-cell office:value-type="float" office:value="2" calcext:value-type="float">
            <text:p>2</text:p>
          </table:table-cell>
          <table:table-cell table:style-name="Hours" office:value-type="time" office:time-value="PT08H00M00S" calcext:value-type="time">
            <text:p>8h</text:p>
          </table:table-cell>
          <table:table-cell office:value-type="string" calcext:value-type="string">
            <text:p>Registro y logi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V10</text:p>
          </table:table-cell>
          <table:table-cell office:value-type="string" calcext:value-type="string">
            <text:p>Desarrollo</text:p>
          </table:table-cell>
          <table:table-cell table:formula="of:=[.D26]+1" office:value-type="date" office:date-value="2020-05-23" calcext:value-type="date">
            <text:p>23/may</text:p>
          </table:table-cell>
          <table:table-cell table:formula="of:=[.C27]+([.E27]-1)" office:value-type="date" office:date-value="2020-05-23" calcext:value-type="date">
            <text:p>23/may</text:p>
          </table:table-cell>
          <table:table-cell office:value-type="float" office:value="1" calcext:value-type="float">
            <text:p>1</text:p>
          </table:table-cell>
          <table:table-cell table:style-name="Hours" office:value-type="time" office:time-value="PT04H00M00S" calcext:value-type="time">
            <text:p>4h</text:p>
          </table:table-cell>
          <table:table-cell office:value-type="string" calcext:value-type="string">
            <text:p>Gestión de preguntas tipo te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V11</text:p>
          </table:table-cell>
          <table:table-cell office:value-type="string" calcext:value-type="string">
            <text:p>Desarrollo</text:p>
          </table:table-cell>
          <table:table-cell table:formula="of:=[.D27]+1" office:value-type="date" office:date-value="2020-05-24" calcext:value-type="date">
            <text:p>24/may</text:p>
          </table:table-cell>
          <table:table-cell table:formula="of:=[.C28]+([.E28]-1)" office:value-type="date" office:date-value="2020-05-25" calcext:value-type="date">
            <text:p>25/may</text:p>
          </table:table-cell>
          <table:table-cell office:value-type="float" office:value="2" calcext:value-type="float">
            <text:p>2</text:p>
          </table:table-cell>
          <table:table-cell table:style-name="Hours" office:value-type="time" office:time-value="PT08H00M00S" calcext:value-type="time">
            <text:p>8h</text:p>
          </table:table-cell>
          <table:table-cell office:value-type="string" calcext:value-type="string">
            <text:p>Plan de pruebas</text:p>
          </table:table-cell>
          <table:table-cell table:number-columns-repeated="1014"/>
        </table:table-row>
        <table:table-row table:style-name="ro1">
          <table:table-cell table:style-name="PEC_20_Heading" office:value-type="string" calcext:value-type="string">
            <text:p>PEC4</text:p>
          </table:table-cell>
          <table:table-cell table:style-name="PEC_20_Heading"/>
          <table:table-cell table:style-name="ce18" office:value-type="date" office:date-value="2020-06-01" calcext:value-type="date">
            <text:p>01/jun</text:p>
          </table:table-cell>
          <table:table-cell table:style-name="ce18" office:value-type="date" office:date-value="2020-06-12" calcext:value-type="date">
            <text:p>12/jun</text:p>
          </table:table-cell>
          <table:table-cell table:style-name="ce20"/>
          <table:table-cell table:style-name="ce22" table:formula="of:=SUM([.F30:.F31])" office:value-type="time" office:time-value="PT36H00M00S" calcext:value-type="time">
            <text:p>36h</text:p>
          </table:table-cell>
          <table:table-cell table:style-name="PEC_20_Heading" office:value-type="string" calcext:value-type="string">
            <text:p>Memoria final</text:p>
          </table:table-cell>
          <table:table-cell table:style-name="PEC_20_Heading"/>
          <table:table-cell table:style-name="PEC_20_Heading" office:value-type="string" calcext:value-type="string">
            <text:p>35h</text:p>
          </table:table-cell>
          <table:table-cell table:style-name="PEC_20_Heading" table:number-columns-repeated="1012"/>
        </table:table-row>
        <table:table-row table:style-name="ro1">
          <table:table-cell office:value-type="string" calcext:value-type="string">
            <text:p>MEM1</text:p>
          </table:table-cell>
          <table:table-cell office:value-type="string" calcext:value-type="string">
            <text:p>Documentación</text:p>
          </table:table-cell>
          <table:table-cell table:formula="of:=[.C29]" office:value-type="date" office:date-value="2020-06-01" calcext:value-type="date">
            <text:p>01/jun</text:p>
          </table:table-cell>
          <table:table-cell table:formula="of:=[.C30]+([.E30]-1)" office:value-type="date" office:date-value="2020-06-08" calcext:value-type="date">
            <text:p>08/jun</text:p>
          </table:table-cell>
          <table:table-cell office:value-type="float" office:value="8" calcext:value-type="float">
            <text:p>8</text:p>
          </table:table-cell>
          <table:table-cell table:style-name="Hours" office:value-type="time" office:time-value="PT32H00M00S" calcext:value-type="time">
            <text:p>32h</text:p>
          </table:table-cell>
          <table:table-cell office:value-type="string" calcext:value-type="string">
            <text:p>Redacción de memoria y correccion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EM2</text:p>
          </table:table-cell>
          <table:table-cell office:value-type="string" calcext:value-type="string">
            <text:p>Documentación</text:p>
          </table:table-cell>
          <table:table-cell table:formula="of:=[.D30]+1" office:value-type="date" office:date-value="2020-06-09" calcext:value-type="date">
            <text:p>09/jun</text:p>
          </table:table-cell>
          <table:table-cell table:formula="of:=[.C31]+([.E31]-1)" office:value-type="date" office:date-value="2020-06-09" calcext:value-type="date">
            <text:p>09/jun</text:p>
          </table:table-cell>
          <table:table-cell office:value-type="float" office:value="1" calcext:value-type="float">
            <text:p>1</text:p>
          </table:table-cell>
          <table:table-cell table:style-name="Hours" office:value-type="time" office:time-value="PT04H00M00S" calcext:value-type="time">
            <text:p>4h</text:p>
          </table:table-cell>
          <table:table-cell office:value-type="string" calcext:value-type="string">
            <text:p>Presentación</text:p>
          </table:table-cell>
          <table:table-cell table:number-columns-repeated="1014"/>
        </table:table-row>
        <table:table-row table:style-name="ro1">
          <table:table-cell table:style-name="PEC_20_Heading" office:value-type="string" calcext:value-type="string">
            <text:p>TFG</text:p>
          </table:table-cell>
          <table:table-cell table:style-name="PEC_20_Heading" table:number-columns-repeated="3"/>
          <table:table-cell table:style-name="ce20"/>
          <table:table-cell table:style-name="ce22" table:formula="of:=SUM([.F2];[.F8];[.F17];[.F29])" office:value-type="time" office:time-value="PT324H00M00S" calcext:value-type="time">
            <text:p>324h</text:p>
          </table:table-cell>
          <table:table-cell table:style-name="PEC_20_Heading" table:number-columns-repeated="1015"/>
        </table:table-row>
        <table:table-row table:style-name="ro1" table:number-rows-repeated="1048543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Requisitos" table:style-name="ta1">
        <office:forms form:automatic-focus="false" form:apply-design-mode="false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2" table:number-columns-repeated="1020" table:default-cell-style-name="Default"/>
        <table:table-row table:style-name="ro1">
          <table:table-cell table:style-name="Heading" office:value-type="string" calcext:value-type="string">
            <text:p>Codigo</text:p>
          </table:table-cell>
          <table:table-cell table:style-name="Heading" office:value-type="string" calcext:value-type="string">
            <text:p>Requisitos funcionales</text:p>
          </table:table-cell>
          <table:table-cell table:style-name="Heading" office:value-type="string" calcext:value-type="string">
            <text:p>Valor</text:p>
          </table:table-cell>
          <table:table-cell table:style-name="Heading" office:value-type="string" calcext:value-type="string">
            <text:p>Coste</text:p>
          </table:table-cell>
          <table:table-cell table:style-name="Heading" table:number-columns-repeated="1020"/>
        </table:table-row>
        <table:table-row table:style-name="ro1">
          <table:table-cell table:style-name="PEC_20_Heading"/>
          <table:table-cell table:style-name="PEC_20_Heading" office:value-type="string" calcext:value-type="string">
            <text:p>Usuario</text:p>
          </table:table-cell>
          <table:table-cell table:style-name="PEC_20_Heading" table:number-columns-repeated="1022"/>
        </table:table-row>
        <table:table-row table:style-name="ro1">
          <table:table-cell office:value-type="string" calcext:value-type="string">
            <text:p>RF1</text:p>
          </table:table-cell>
          <table:table-cell table:style-name="ce17" office:value-type="string" calcext:value-type="string">
            <text:p>Como usuario, quiero ver un listado de desafíos sueltos o módulos (grupos de desafíos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F2</text:p>
          </table:table-cell>
          <table:table-cell office:value-type="string" calcext:value-type="string">
            <text:p>Como usuario, quiero poder filtrar entre desafíos o módul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F3</text:p>
          </table:table-cell>
          <table:table-cell office:value-type="string" calcext:value-type="string">
            <text:p>Como usuario, quiero poder filtrar por nomb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F4</text:p>
          </table:table-cell>
          <table:table-cell office:value-type="string" calcext:value-type="string">
            <text:p>Como usuario, quiero poder filtrar por etiqueta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F5</text:p>
          </table:table-cell>
          <table:table-cell office:value-type="string" calcext:value-type="string">
            <text:p>Como usuario, quiero iniciar un desafí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F6</text:p>
          </table:table-cell>
          <table:table-cell office:value-type="string" calcext:value-type="string">
            <text:p>Como usuario, quiero comprobar si he hecho el desafío bie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F7</text:p>
          </table:table-cell>
          <table:table-cell office:value-type="string" calcext:value-type="string">
            <text:p>Como usuario, quiero ver la solución y saber qué he hecho mal en un desafío que no haya superad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F8</text:p>
          </table:table-cell>
          <table:table-cell office:value-type="string" calcext:value-type="string">
            <text:p><text:span text:style-name="T1">Como usuario, quiero volver a intentar el desafío (o módulo)</text:span> desde el principio</text:p>
          </table:table-cell>
          <table:table-cell table:number-columns-repeated="1022"/>
        </table:table-row>
        <table:table-row table:style-name="ro1">
          <table:table-cell table:style-name="Deleted" office:value-type="string" calcext:value-type="string">
            <text:p>RF9</text:p>
          </table:table-cell>
          <table:table-cell table:style-name="Deleted" office:value-type="string" calcext:value-type="string">
            <text:p>Como usuario, quiero poder guardar el estado del desafío (o módulo) sin registrarme y retomarlo más tarde</text:p>
          </table:table-cell>
          <table:table-cell table:style-name="Deleted" table:number-columns-repeated="1022"/>
        </table:table-row>
        <table:table-row table:style-name="ro1">
          <table:table-cell office:value-type="string" calcext:value-type="string">
            <text:p>RF10</text:p>
          </table:table-cell>
          <table:table-cell office:value-type="string" calcext:value-type="string">
            <text:p>Como usuario, quiero registrarme y guardar el resultado del reto (o módulo)</text:p>
          </table:table-cell>
          <table:table-cell table:number-columns-repeated="1022"/>
        </table:table-row>
        <table:table-row table:style-name="ro1">
          <table:table-cell table:style-name="PEC_20_Heading"/>
          <table:table-cell table:style-name="PEC_20_Heading" office:value-type="string" calcext:value-type="string">
            <text:p>Usuario registrado</text:p>
          </table:table-cell>
          <table:table-cell table:style-name="PEC_20_Heading" table:number-columns-repeated="1022"/>
        </table:table-row>
        <table:table-row table:style-name="ro1">
          <table:table-cell office:value-type="string" calcext:value-type="string">
            <text:p>RF11</text:p>
          </table:table-cell>
          <table:table-cell office:value-type="string" calcext:value-type="string">
            <text:p>Como usuario registrado, quiero poder ver los desafíos y módulos que he hech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F12</text:p>
          </table:table-cell>
          <table:table-cell office:value-type="string" calcext:value-type="string">
            <text:p>Como usuario registrado, quiero volver a intentar un desafío que ya he hech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F13</text:p>
          </table:table-cell>
          <table:table-cell office:value-type="string" calcext:value-type="string">
            <text:p>Como usuario registrado, quiero poder cambiar mi contraseña</text:p>
          </table:table-cell>
          <table:table-cell table:number-columns-repeated="1022"/>
        </table:table-row>
        <table:table-row table:style-name="ro1">
          <table:table-cell table:style-name="Deleted" office:value-type="string" calcext:value-type="string">
            <text:p>RF14</text:p>
          </table:table-cell>
          <table:table-cell table:style-name="Deleted" office:value-type="string" calcext:value-type="string">
            <text:p>Como usuario registrado, quiero ver estadísticas de mis desafíos (tiempo, porcentaje de acierto, intentos…)</text:p>
          </table:table-cell>
          <table:table-cell table:style-name="Deleted" table:number-columns-repeated="1022"/>
        </table:table-row>
        <table:table-row table:style-name="ro1">
          <table:table-cell table:style-name="PEC_20_Heading"/>
          <table:table-cell table:style-name="PEC_20_Heading" office:value-type="string" calcext:value-type="string">
            <text:p>Administrador</text:p>
          </table:table-cell>
          <table:table-cell table:style-name="PEC_20_Heading" table:number-columns-repeated="1022"/>
        </table:table-row>
        <table:table-row table:style-name="ro1">
          <table:table-cell office:value-type="string" calcext:value-type="string">
            <text:p>RF15</text:p>
          </table:table-cell>
          <table:table-cell office:value-type="string" calcext:value-type="string">
            <text:p>Como administrador, quiero gestionar un desafío aislad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F16</text:p>
          </table:table-cell>
          <table:table-cell office:value-type="string" calcext:value-type="string">
            <text:p>Como administrador, quiero gestionar módulos (grupo de desafíos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F17</text:p>
          </table:table-cell>
          <table:table-cell table:style-name="ce8" office:value-type="string" calcext:value-type="string">
            <text:p>Como administrador, quiero poder añadir preguntas de tipo test a un módulo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F18</text:p>
          </table:table-cell>
          <table:table-cell office:value-type="string" calcext:value-type="string">
            <text:p>Como administrador, quiero publicar (hacer visible) un desafío o módul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F19</text:p>
          </table:table-cell>
          <table:table-cell office:value-type="string" calcext:value-type="string">
            <text:p>Como administrador, quiero archivar (no disponible para nuevos intentos) un desafío o módul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F20</text:p>
          </table:table-cell>
          <table:table-cell office:value-type="string" calcext:value-type="string">
            <text:p>Como administrador, quiero eliminar un desafío o módul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F21</text:p>
          </table:table-cell>
          <table:table-cell office:value-type="string" calcext:value-type="string">
            <text:p>Como administrador, quiero añadir documentación previa y/o posterior a un desafío a través de markdow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F22</text:p>
          </table:table-cell>
          <table:table-cell office:value-type="string" calcext:value-type="string">
            <text:p>Como administrador, quiero ver los usuarios registrad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F23</text:p>
          </table:table-cell>
          <table:table-cell table:style-name="Deleted" office:value-type="string" calcext:value-type="string">
            <text:p>Como administrador, quiero resetear la contraseña de un usuario enviarle un enlace para que pueda cambiarla.</text:p>
          </table:table-cell>
          <table:table-cell table:style-name="Deleted" table:number-columns-repeated="1022"/>
        </table:table-row>
        <table:table-row table:style-name="ro1">
          <table:table-cell office:value-type="string" calcext:value-type="string">
            <text:p>RF24</text:p>
          </table:table-cell>
          <table:table-cell table:style-name="Deleted" office:value-type="string" calcext:value-type="string">
            <text:p>Como administrador, quiero ver estadísticas de un desafío o módulo</text:p>
          </table:table-cell>
          <table:table-cell table:style-name="Deleted" table:number-columns-repeated="1022"/>
        </table:table-row>
        <table:table-row table:style-name="ro1">
          <table:table-cell table:style-name="Heading" office:value-type="string" calcext:value-type="string">
            <text:p>Codigo</text:p>
          </table:table-cell>
          <table:table-cell table:style-name="Heading" office:value-type="string" calcext:value-type="string">
            <text:p>Requisitos no funcionales</text:p>
          </table:table-cell>
          <table:table-cell table:style-name="Heading" table:number-columns-repeated="1022"/>
        </table:table-row>
        <table:table-row table:style-name="ro1">
          <table:table-cell table:style-name="PEC_20_Heading"/>
          <table:table-cell table:style-name="PEC_20_Heading" office:value-type="string" calcext:value-type="string">
            <text:p>Requisitos de usabilidad y humanidad</text:p>
          </table:table-cell>
          <table:table-cell table:style-name="PEC_20_Heading" table:number-columns-repeated="1022"/>
        </table:table-row>
        <table:table-row table:style-name="ro1">
          <table:table-cell office:value-type="string" calcext:value-type="string">
            <text:p>RNF1</text:p>
          </table:table-cell>
          <table:table-cell office:value-type="string" calcext:value-type="string">
            <text:p>Navegación fluida entre los diferentes desafíos de un modulo (no recarga completa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NF2</text:p>
          </table:table-cell>
          <table:table-cell office:value-type="string" calcext:value-type="string">
            <text:p>Conseguir que la UX del editor de código online sea lo más parecida posible a uno nativo de escritorio</text:p>
          </table:table-cell>
          <table:table-cell table:number-columns-repeated="1022"/>
        </table:table-row>
        <table:table-row table:style-name="ro1">
          <table:table-cell table:style-name="PEC_20_Heading"/>
          <table:table-cell table:style-name="PEC_20_Heading" office:value-type="string" calcext:value-type="string">
            <text:p>Requisitos de cumplimiento</text:p>
          </table:table-cell>
          <table:table-cell table:style-name="PEC_20_Heading" table:number-columns-repeated="1022"/>
        </table:table-row>
        <table:table-row table:style-name="ro1">
          <table:table-cell office:value-type="string" calcext:value-type="string">
            <text:p>RNF3</text:p>
          </table:table-cell>
          <table:table-cell office:value-type="string" calcext:value-type="string">
            <text:p>Conseguir un rendimiento web de al menos 90 en Lighthouse</text:p>
          </table:table-cell>
          <table:table-cell table:number-columns-repeated="1022"/>
        </table:table-row>
        <table:table-row table:style-name="ro1">
          <table:table-cell table:style-name="Deleted" office:value-type="string" calcext:value-type="string">
            <text:p>RNF4</text:p>
          </table:table-cell>
          <table:table-cell table:style-name="Deleted" office:value-type="string" calcext:value-type="string">
            <text:p>Permitir tolerancia a fallos de red</text:p>
          </table:table-cell>
          <table:table-cell table:style-name="Deleted" table:number-columns-repeated="1022"/>
        </table:table-row>
        <table:table-row table:style-name="ro1">
          <table:table-cell table:style-name="PEC_20_Heading"/>
          <table:table-cell table:style-name="PEC_20_Heading" office:value-type="string" calcext:value-type="string">
            <text:p>Requisitos operacionales y de entorno</text:p>
          </table:table-cell>
          <table:table-cell table:style-name="PEC_20_Heading" table:number-columns-repeated="1022"/>
        </table:table-row>
        <table:table-row table:style-name="ro4">
          <table:table-cell office:value-type="string" calcext:value-type="string">
            <text:p>RNF5</text:p>
          </table:table-cell>
          <table:table-cell office:value-type="string" calcext:value-type="string">
            <text:p>El sitio web será usable en todos los dispositivos. Aunque la mejor UX de un editor de código se obtiene en un ordenador y no se recomendará su uso, los módulos con sólo preguntas tipo test tienen en los móviles un claro target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RNF6</text:p>
          </table:table-cell>
          <table:table-cell office:value-type="string" calcext:value-type="string">
            <text:p>El sitio web soportará las últimas dos versiones major de los principales navegadores: Chrome, Firefox, Safari, Edge, Chrome Android y Safari iOS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RNF7</text:p>
          </table:table-cell>
          <table:table-cell office:value-type="string" calcext:value-type="string">
            <text:p>El backend de la aplicación estará disponible como imagen de Docker, facilitando el desarrollo en nuevos equipos y su posterior despliegue a servidores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RNF8</text:p>
          </table:table-cell>
          <table:table-cell office:value-type="string" calcext:value-type="string">
            <text:p>La web deberá ser usable sólo con teclado debido a que el usuario objetivo son desarrolladores, muchos de los cuales están acostumbrados a trabajar sólo con teclado para agilizar su trabajo. Aunque sea deseable lograr un nivel AA según lo especificado en las WCAG 2.1. no será un requisito.</text:p>
          </table:table-cell>
          <table:table-cell table:number-columns-repeated="1022"/>
        </table:table-row>
        <table:table-row table:style-name="ro1">
          <table:table-cell table:style-name="ce23"/>
          <table:table-cell table:style-name="PEC_20_Heading" office:value-type="string" calcext:value-type="string">
            <text:p>Requisitos de seguridad</text:p>
          </table:table-cell>
          <table:table-cell table:style-name="ce23"/>
          <table:table-cell table:style-name="PEC_20_Heading" table:number-columns-repeated="1021"/>
        </table:table-row>
        <table:table-row table:style-name="ro1">
          <table:table-cell office:value-type="string" calcext:value-type="string">
            <text:p>RNF9</text:p>
          </table:table-cell>
          <table:table-cell office:value-type="string" calcext:value-type="string">
            <text:p>El acceso a la zona privada de usuario y la administración se realizará por email y contraseñ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NF10</text:p>
          </table:table-cell>
          <table:table-cell office:value-type="string" calcext:value-type="string">
            <text:p>El sitio web usará exclusivamente HTTPS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RNF11</text:p>
          </table:table-cell>
          <table:table-cell office:value-type="string" calcext:value-type="string">
            <text:p>La ejecución del código generado por el usuario para un ejercicio no podrá jamás ejecutarse en el servidor, a pesar de que el servidor Node.js sea capaz, para evitar agujeros graves de seguridad.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RNF12</text:p>
          </table:table-cell>
          <table:table-cell office:value-type="string" calcext:value-type="string">
            <text:p>La ejecución del código generado por el usuario deberá ejecutarse en cliente en un sandbox seguro para mejorar la seguridad.</text:p>
          </table:table-cell>
          <table:table-cell table:number-columns-repeated="1022"/>
        </table:table-row>
        <table:table-row table:style-name="ro4">
          <table:table-cell table:style-name="Deleted" office:value-type="string" calcext:value-type="string">
            <text:p>RNF13</text:p>
          </table:table-cell>
          <table:table-cell table:style-name="Deleted" office:value-type="string" calcext:value-type="string">
            <text:p>La contraseña se guardará codificada. Si un usuario olvida su contraseña, deberá escribir al administrador y éste le avisará de que ha reseteado su contraseña. Queda fuera del TFG montar un servidor de correo para implementar la funcionalidad “He olvidado mi contraseña”</text:p>
          </table:table-cell>
          <table:table-cell table:style-name="Deleted" table:number-columns-repeated="1022"/>
        </table:table-row>
        <table:table-row table:style-name="ro1">
          <table:table-cell table:style-name="Heading" office:value-type="string" calcext:value-type="string">
            <text:p>Codigo</text:p>
          </table:table-cell>
          <table:table-cell table:style-name="Heading" office:value-type="string" calcext:value-type="string">
            <text:p>Requisitos de proceso</text:p>
          </table:table-cell>
          <table:table-cell table:style-name="Heading" table:number-columns-repeated="1022"/>
        </table:table-row>
        <table:table-row table:style-name="ro1">
          <table:table-cell office:value-type="string" calcext:value-type="string">
            <text:p>RP1</text:p>
          </table:table-cell>
          <table:table-cell office:value-type="string" calcext:value-type="string">
            <text:p>Desarrollar siguiendo una metodología TD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P2</text:p>
          </table:table-cell>
          <table:table-cell office:value-type="string" calcext:value-type="string">
            <text:p>Conseguir una cobertura de tests de al menos 80%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P3</text:p>
          </table:table-cell>
          <table:table-cell office:value-type="string" calcext:value-type="string">
            <text:p>Disponer de linting automatizado de códig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P4</text:p>
          </table:table-cell>
          <table:table-cell office:value-type="string" calcext:value-type="string">
            <text:p>Disponer de test runner automatizado para los test unitari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P5</text:p>
          </table:table-cell>
          <table:table-cell office:value-type="string" calcext:value-type="string">
            <text:p>Disponer de un test automático para validar el requisito RNF3 (Lighthouse)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RP6</text:p>
          </table:table-cell>
          <table:table-cell office:value-type="string" calcext:value-type="string">
            <text:p>Disponer de un servidor de desarrollo dinámico que reaccione a modificaciones en el código de cliente (hot reloading)</text:p>
          </table:table-cell>
          <table:table-cell table:number-columns-repeated="1022"/>
        </table:table-row>
        <table:table-row table:style-name="ro1">
          <table:table-cell table:style-name="Deleted" office:value-type="string" calcext:value-type="string">
            <text:p>RP7</text:p>
          </table:table-cell>
          <table:table-cell table:style-name="Deleted" office:value-type="string" calcext:value-type="string">
            <text:p>Poner en practica una clean architecture con fines de aprendizaje</text:p>
          </table:table-cell>
          <table:table-cell table:style-name="Deleted" table:number-columns-repeated="1022"/>
        </table:table-row>
        <table:table-row table:style-name="ro1" table:number-rows-repeated="104852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tracking" table:style-name="ta1">
        <office:forms form:automatic-focus="false" form:apply-design-mode="false"/>
        <table:table-column table:style-name="co2" table:default-cell-style-name="Date"/>
        <table:table-column table:style-name="co2" table:default-cell-style-name="Hours_20__3a__20_Minutes"/>
        <table:table-column table:style-name="co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2" table:number-columns-repeated="1018" table:default-cell-style-name="Default"/>
        <table:table-row table:style-name="ro1">
          <table:table-cell table:style-name="Heading" office:value-type="string" calcext:value-type="string">
            <text:p>Dia</text:p>
          </table:table-cell>
          <table:table-cell table:style-name="Heading" office:value-type="string" calcext:value-type="string">
            <text:p>Horas</text:p>
          </table:table-cell>
          <table:table-cell table:style-name="Heading" office:value-type="string" calcext:value-type="string">
            <text:p>Tarea</text:p>
          </table:table-cell>
          <table:table-cell table:style-name="Heading" office:value-type="string" calcext:value-type="string">
            <text:p>Observaciones</text:p>
          </table:table-cell>
          <table:table-cell table:style-name="Heading" table:number-columns-repeated="1020"/>
        </table:table-row>
        <table:table-row table:style-name="ro1">
          <table:table-cell office:value-type="date" office:date-value="2020-03-01" calcext:value-type="date">
            <text:p>01/mar</text:p>
          </table:table-cell>
          <table:table-cell table:formula="of:=[.F2]-[.E2]" office:value-type="time" office:time-value="PT04H59M59.999999581S" calcext:value-type="time">
            <text:p>5h 00m</text:p>
          </table:table-cell>
          <table:table-cell table:style-name="ce11" office:value-type="string" calcext:value-type="string">
            <text:p>PT4</text:p>
          </table:table-cell>
          <table:table-cell office:value-type="string" calcext:value-type="string">
            <text:p>Brainstorming para capturar requisitos</text:p>
          </table:table-cell>
          <table:table-cell table:style-name="ce12" office:value-type="date" office:date-value="2020-03-01T17:00:00" calcext:value-type="date">
            <text:p>01/03/20 17:00</text:p>
          </table:table-cell>
          <table:table-cell table:style-name="ce12" office:value-type="date" office:date-value="2020-03-01T22:00:00" calcext:value-type="date">
            <text:p>01/03/20 22:00</text:p>
          </table:table-cell>
          <table:table-cell table:number-columns-repeated="1018"/>
        </table:table-row>
        <table:table-row table:style-name="ro1">
          <table:table-cell office:value-type="date" office:date-value="2020-03-02" calcext:value-type="date">
            <text:p>02/mar</text:p>
          </table:table-cell>
          <table:table-cell table:formula="of:=[.F3]-[.E3]" office:value-type="time" office:time-value="PT03H59M59.99999979S" calcext:value-type="time">
            <text:p>4h 00m</text:p>
          </table:table-cell>
          <table:table-cell office:value-type="string" calcext:value-type="string">
            <text:p>PT5</text:p>
          </table:table-cell>
          <table:table-cell office:value-type="string" calcext:value-type="string">
            <text:p>Planificacion</text:p>
          </table:table-cell>
          <table:table-cell table:style-name="ce12" office:value-type="date" office:date-value="2020-03-02T17:00:00" calcext:value-type="date">
            <text:p>02/03/20 17:00</text:p>
          </table:table-cell>
          <table:table-cell table:style-name="ce12" office:value-type="date" office:date-value="2020-03-02T21:00:00" calcext:value-type="date">
            <text:p>02/03/20 21:00</text:p>
          </table:table-cell>
          <table:table-cell table:number-columns-repeated="1018"/>
        </table:table-row>
        <table:table-row table:style-name="ro1">
          <table:table-cell office:value-type="date" office:date-value="2020-03-03" calcext:value-type="date">
            <text:p>03/mar</text:p>
          </table:table-cell>
          <table:table-cell table:formula="of:=[.F4]-[.E4]" office:value-type="time" office:time-value="PT04H30M00S" calcext:value-type="time">
            <text:p>4h 30m</text:p>
          </table:table-cell>
          <table:table-cell office:value-type="string" calcext:value-type="string">
            <text:p>PT5</text:p>
          </table:table-cell>
          <table:table-cell office:value-type="string" calcext:value-type="string">
            <text:p>Planificacion y evaluación de riesgos</text:p>
          </table:table-cell>
          <table:table-cell table:style-name="ce12" office:value-type="date" office:date-value="2020-03-03T16:30:00" calcext:value-type="date">
            <text:p>03/03/20 16:30</text:p>
          </table:table-cell>
          <table:table-cell table:style-name="ce12" office:value-type="date" office:date-value="2020-03-03T21:00:00" calcext:value-type="date">
            <text:p>03/03/20 21:00</text:p>
          </table:table-cell>
          <table:table-cell table:number-columns-repeated="1018"/>
        </table:table-row>
        <table:table-row table:style-name="ro1">
          <table:table-cell office:value-type="date" office:date-value="2020-03-04" calcext:value-type="date">
            <text:p>04/mar</text:p>
          </table:table-cell>
          <table:table-cell table:formula="of:=[.F5]-[.E5]" office:value-type="time" office:time-value="PT01H59M59.999999581S" calcext:value-type="time">
            <text:p>2h 00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epo privado en GitHub. Git workflows.</text:p>
          </table:table-cell>
          <table:table-cell table:style-name="ce12" office:value-type="date" office:date-value="2020-03-04T17:30:00" calcext:value-type="date">
            <text:p>04/03/20 17:30</text:p>
          </table:table-cell>
          <table:table-cell table:style-name="ce12" office:value-type="date" office:date-value="2020-03-04T19:30:00" calcext:value-type="date">
            <text:p>04/03/20 19:30</text:p>
          </table:table-cell>
          <table:table-cell table:number-columns-repeated="1018"/>
        </table:table-row>
        <table:table-row table:style-name="ro1">
          <table:table-cell office:value-type="date" office:date-value="2020-03-06" calcext:value-type="date">
            <text:p>06/mar</text:p>
          </table:table-cell>
          <table:table-cell table:formula="of:=[.F6]-[.E6]" office:value-type="time" office:time-value="PT03H00M00S" calcext:value-type="time">
            <text:p>3h 00m</text:p>
          </table:table-cell>
          <table:table-cell office:value-type="string" calcext:value-type="string">
            <text:p>ANA1</text:p>
          </table:table-cell>
          <table:table-cell office:value-type="string" calcext:value-type="string">
            <text:p>Rama doc/analisis y stakeholders</text:p>
          </table:table-cell>
          <table:table-cell table:style-name="ce12" office:value-type="date" office:date-value="2020-03-06T17:55:00" calcext:value-type="date">
            <text:p>06/03/20 17:55</text:p>
          </table:table-cell>
          <table:table-cell table:style-name="ce12" office:value-type="date" office:date-value="2020-03-06T20:55:00" calcext:value-type="date">
            <text:p>06/03/20 20:55</text:p>
          </table:table-cell>
          <table:table-cell table:number-columns-repeated="1018"/>
        </table:table-row>
        <table:table-row table:style-name="ro1">
          <table:table-cell office:value-type="date" office:date-value="2020-03-07" calcext:value-type="date">
            <text:p>07/mar</text:p>
          </table:table-cell>
          <table:table-cell table:formula="of:=[.F7]-[.E7]" office:value-type="time" office:time-value="PT05H00M00.00000021S" calcext:value-type="time">
            <text:p>5h 00m</text:p>
          </table:table-cell>
          <table:table-cell office:value-type="string" calcext:value-type="string">
            <text:p>ANA2</text:p>
          </table:table-cell>
          <table:table-cell office:value-type="string" calcext:value-type="string">
            <text:p>Documentar requisitos. Priorizacion.</text:p>
          </table:table-cell>
          <table:table-cell table:style-name="ce12" office:value-type="date" office:date-value="2020-03-07T09:00:00" calcext:value-type="date">
            <text:p>07/03/20 09:00</text:p>
          </table:table-cell>
          <table:table-cell table:style-name="ce12" office:value-type="date" office:date-value="2020-03-07T14:00:00" calcext:value-type="date">
            <text:p>07/03/20 14:00</text:p>
          </table:table-cell>
          <table:table-cell table:number-columns-repeated="1018"/>
        </table:table-row>
        <table:table-row table:style-name="ro1">
          <table:table-cell office:value-type="date" office:date-value="2020-03-08" calcext:value-type="date">
            <text:p>08/mar</text:p>
          </table:table-cell>
          <table:table-cell table:formula="of:=[.F8]-[.E8]" office:value-type="time" office:time-value="PT05H00M00.00000021S" calcext:value-type="time">
            <text:p>5h 00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eer DDD</text:p>
          </table:table-cell>
          <table:table-cell table:style-name="ce12" office:value-type="date" office:date-value="2020-03-08T09:00:00" calcext:value-type="date">
            <text:p>08/03/20 09:00</text:p>
          </table:table-cell>
          <table:table-cell table:style-name="ce12" office:value-type="date" office:date-value="2020-03-08T14:00:00" calcext:value-type="date">
            <text:p>08/03/20 14:00</text:p>
          </table:table-cell>
          <table:table-cell table:number-columns-repeated="1018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ariol" svg:font-family="Bariol" style:font-pitch="variable"/>
    <style:font-face style:name="Bariol1" svg:font-family="Bariol" style:font-adornments="Regular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date-style style:name="N33" number:automatic-order="true">
      <number:day number:style="long"/>
      <number:text>/</number:text>
      <number:month number:textual="true"/>
    </number:date-style>
    <number:time-style style:name="N104" number:truncate-on-overflow="false">
      <number:hours/>
      <number:text>h</number:text>
    </number:time-style>
    <number:time-style style:name="N105" number:truncate-on-overflow="false">
      <number:hours/>
      <number:text>h </number:text>
      <number:minutes number:style="long"/>
      <number:text>m</number:text>
    </number:time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7P0"/>
    </number:currency-style>
    <number:time-style style:name="N108" number:truncate-on-overflow="false">
      <number:hours number:style="long"/>
      <number:text>:</number:text>
      <number:minutes number:style="long"/>
    </number:time-style>
    <number:time-style style:name="N109" number:truncate-on-overflow="false">
      <number:hours/>
    </number:time-style>
    <number:time-style style:name="N110" number:truncate-on-overflow="false">
      <number:hours/>
      <number:hours/>
    </number:time-style>
    <number:time-style style:name="N111">
      <number:hours/>
      <number:text>h</number:text>
    </number:time-style>
    <number:number-style style:name="N112">
      <number:number number:decimal-places="3" loext:min-decimal-places="3" number:min-integer-digits="1" number:grouping="true"/>
    </number:number-style>
    <number:number-style style:name="N113">
      <number:number number:decimal-places="1" loext:min-decimal-places="1" number:min-integer-digits="1" number:grouping="true"/>
    </number:number-style>
    <style:style style:name="Default" style:family="table-cell">
      <style:table-cell-properties fo:wrap-option="wrap" fo:padding="1.01mm" style:vertical-align="top" loext:vertical-justify="auto"/>
      <style:paragraph-properties css3t:text-justify="auto"/>
      <style:text-properties style:font-name="Bariol1" fo:font-family="Bariol" style:font-style-name="Regular" style:font-pitch="variable" fo:font-size="9pt"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able-cell-properties fo:background-color="#0d1f63" fo:padding-bottom="1.01mm" fo:padding-left="1.5mm" fo:padding-right="1.5mm" fo:padding-top="1.01mm" loext:vertical-justify="auto"/>
      <style:paragraph-properties css3t:text-justify="auto"/>
      <style:text-properties style:use-window-font-color="true" fo:font-size="9pt" fo:font-style="normal" fo:font-weight="normal" style:font-size-asian="9pt" style:font-size-complex="9pt"/>
    </style:style>
    <style:style style:name="Heading_20_1" style:display-name="Heading 1" style:family="table-cell" style:parent-style-name="Heading">
      <style:table-cell-properties fo:background-color="transparent" fo:padding-bottom="1.01mm" fo:padding-left="1.99mm" fo:padding-right="1.99mm" fo:padding-top="1.01mm" loext:vertical-justify="auto"/>
      <style:paragraph-properties css3t:text-justify="auto"/>
      <style:text-properties fo:color="#ffffff" style:font-name="Bariol1" fo:font-family="Bariol" style:font-style-name="Regular" style:font-pitch="variable" fo:font-size="11pt" fo:font-style="normal" fo:font-weight="normal"/>
    </style:style>
    <style:style style:name="Heading_20_2" style:display-name="Heading 2" style:family="table-cell" style:parent-style-name="Status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Date" style:family="table-cell" style:parent-style-name="Default" style:data-style-name="N33"/>
    <style:style style:name="PEC_20_Heading" style:display-name="PEC Heading" style:family="table-cell" style:parent-style-name="Heading">
      <style:table-cell-properties fo:background-color="#cacce5" fo:padding-bottom="1.01mm" fo:padding-left="1.5mm" fo:padding-right="1.5mm" fo:padding-top="1.01mm" loext:vertical-justify="auto"/>
      <style:paragraph-properties css3t:text-justify="auto"/>
      <style:text-properties style:use-window-font-color="true" fo:font-size="9pt" fo:font-weight="normal" style:font-size-asian="9pt" style:font-size-complex="9pt"/>
    </style:style>
    <style:style style:name="Hours" style:family="table-cell" style:parent-style-name="Date" style:data-style-name="N104"/>
    <style:style style:name="Hours_20__3a__20_Minutes" style:display-name="Hours : Minutes" style:family="table-cell" style:parent-style-name="Hours" style:data-style-name="N105"/>
    <style:style style:name="Deleted" style:family="table-cell" style:parent-style-name="Text">
      <style:text-properties fo:color="#94070a" style:text-line-through-style="solid" style:text-line-through-type="single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1">00/00/0000</text:date>, <text:time style:data-style-name="N2" text:time-value="21:52:20.97607838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1T17:27:05.487252671</meta:creation-date>
    <dc:date>2020-03-11T23:34:17.527014580</dc:date>
    <meta:editing-duration>P1DT2H8M33S</meta:editing-duration>
    <meta:editing-cycles>41</meta:editing-cycles>
    <meta:generator>LibreOffice/6.0.6.2$MacOSX_X86_64 LibreOffice_project/0c292870b25a325b5ed35f6b45599d2ea4458e77</meta:generator>
    <meta:document-statistic meta:table-count="3" meta:cell-count="369" meta:object-count="0"/>
  </office:meta>
</office:document-meta>
</file>